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0.044799">
            <text:p>0.044799</text:p>
          </table:table-cell>
          <table:table-cell office:value-type="float" office:value="0.000011998">
            <text:p>1.20E-005</text:p>
          </table:table-cell>
          <table:table-cell office:value-type="float" office:value="-0.1292">
            <text:p>-0.1292</text:p>
          </table:table-cell>
          <table:table-cell office:value-type="float" office:value="0.000014395">
            <text:p>1.44E-005</text:p>
          </table:table-cell>
          <table:table-cell office:value-type="float" office:value="-0.87626">
            <text:p>-0.87626</text:p>
          </table:table-cell>
          <table:table-cell office:value-type="float" office:value="0.000022516">
            <text:p>2.25E-005</text:p>
          </table:table-cell>
          <table:table-cell office:value-type="float" office:value="0.045459">
            <text:p>0.045459</text:p>
          </table:table-cell>
          <table:table-cell office:value-type="float" office:value="0.0000054537">
            <text:p>5.45E-006</text:p>
          </table:table-cell>
          <table:table-cell office:value-type="float" office:value="-0.13514">
            <text:p>-0.13514</text:p>
          </table:table-cell>
          <table:table-cell office:value-type="float" office:value="0.0000088561">
            <text:p>8.86E-006</text:p>
          </table:table-cell>
          <table:table-cell office:value-type="float" office:value="-0.87498">
            <text:p>-0.87498</text:p>
          </table:table-cell>
          <table:table-cell office:value-type="float" office:value="0.000023075">
            <text:p>2.31E-005</text:p>
          </table:table-cell>
        </table:table-row>
        <table:table-row table:style-name="ro1">
          <table:table-cell office:value-type="float" office:value="0.04488">
            <text:p>0.04488</text:p>
          </table:table-cell>
          <table:table-cell office:value-type="float" office:value="0.000011852">
            <text:p>1.19E-005</text:p>
          </table:table-cell>
          <table:table-cell office:value-type="float" office:value="-0.12919">
            <text:p>-0.12919</text:p>
          </table:table-cell>
          <table:table-cell office:value-type="float" office:value="0.000017923">
            <text:p>1.79E-005</text:p>
          </table:table-cell>
          <table:table-cell office:value-type="float" office:value="-0.8763">
            <text:p>-0.8763</text:p>
          </table:table-cell>
          <table:table-cell office:value-type="float" office:value="0.000023364">
            <text:p>2.34E-005</text:p>
          </table:table-cell>
          <table:table-cell office:value-type="float" office:value="0.045706">
            <text:p>0.045706</text:p>
          </table:table-cell>
          <table:table-cell office:value-type="float" office:value="0.0000073744">
            <text:p>7.37E-006</text:p>
          </table:table-cell>
          <table:table-cell office:value-type="float" office:value="-0.13547">
            <text:p>-0.13547</text:p>
          </table:table-cell>
          <table:table-cell office:value-type="float" office:value="0.000016255">
            <text:p>1.63E-005</text:p>
          </table:table-cell>
          <table:table-cell office:value-type="float" office:value="-0.87489">
            <text:p>-0.87489</text:p>
          </table:table-cell>
          <table:table-cell office:value-type="float" office:value="0.000023017">
            <text:p>2.30E-005</text:p>
          </table:table-cell>
        </table:table-row>
        <table:table-row table:style-name="ro1">
          <table:table-cell office:value-type="float" office:value="0.044939">
            <text:p>0.044939</text:p>
          </table:table-cell>
          <table:table-cell office:value-type="float" office:value="0.000015295">
            <text:p>1.53E-005</text:p>
          </table:table-cell>
          <table:table-cell office:value-type="float" office:value="-0.12924">
            <text:p>-0.12924</text:p>
          </table:table-cell>
          <table:table-cell office:value-type="float" office:value="0.000018874">
            <text:p>1.89E-005</text:p>
          </table:table-cell>
          <table:table-cell office:value-type="float" office:value="-0.87632">
            <text:p>-0.87632</text:p>
          </table:table-cell>
          <table:table-cell office:value-type="float" office:value="0.000023455">
            <text:p>2.35E-005</text:p>
          </table:table-cell>
          <table:table-cell office:value-type="float" office:value="0.045817">
            <text:p>0.045817</text:p>
          </table:table-cell>
          <table:table-cell office:value-type="float" office:value="0.000014027">
            <text:p>1.40E-005</text:p>
          </table:table-cell>
          <table:table-cell office:value-type="float" office:value="-0.13557">
            <text:p>-0.13557</text:p>
          </table:table-cell>
          <table:table-cell office:value-type="float" office:value="0.000019748">
            <text:p>1.97E-005</text:p>
          </table:table-cell>
          <table:table-cell office:value-type="float" office:value="-0.87488">
            <text:p>-0.87488</text:p>
          </table:table-cell>
          <table:table-cell office:value-type="float" office:value="0.000021843">
            <text:p>2.18E-005</text:p>
          </table:table-cell>
        </table:table-row>
        <table:table-row table:style-name="ro1">
          <table:table-cell office:value-type="float" office:value="0.044984">
            <text:p>0.044984</text:p>
          </table:table-cell>
          <table:table-cell office:value-type="float" office:value="0.000013845">
            <text:p>1.38E-005</text:p>
          </table:table-cell>
          <table:table-cell office:value-type="float" office:value="-0.12921">
            <text:p>-0.12921</text:p>
          </table:table-cell>
          <table:table-cell office:value-type="float" office:value="0.000020424">
            <text:p>2.04E-005</text:p>
          </table:table-cell>
          <table:table-cell office:value-type="float" office:value="-0.87636">
            <text:p>-0.87636</text:p>
          </table:table-cell>
          <table:table-cell office:value-type="float" office:value="0.000025084">
            <text:p>2.51E-005</text:p>
          </table:table-cell>
          <table:table-cell office:value-type="float" office:value="0.045888">
            <text:p>0.045888</text:p>
          </table:table-cell>
          <table:table-cell office:value-type="float" office:value="0.0000070825">
            <text:p>7.08E-006</text:p>
          </table:table-cell>
          <table:table-cell office:value-type="float" office:value="-0.13566">
            <text:p>-0.13566</text:p>
          </table:table-cell>
          <table:table-cell office:value-type="float" office:value="0.000030708">
            <text:p>3.07E-005</text:p>
          </table:table-cell>
          <table:table-cell office:value-type="float" office:value="-0.87487">
            <text:p>-0.87487</text:p>
          </table:table-cell>
          <table:table-cell office:value-type="float" office:value="0.000026654">
            <text:p>2.67E-005</text:p>
          </table:table-cell>
        </table:table-row>
        <table:table-row table:style-name="ro1">
          <table:table-cell office:value-type="float" office:value="0.045021">
            <text:p>0.045021</text:p>
          </table:table-cell>
          <table:table-cell office:value-type="float" office:value="0.000011476">
            <text:p>1.15E-005</text:p>
          </table:table-cell>
          <table:table-cell office:value-type="float" office:value="-0.12919">
            <text:p>-0.12919</text:p>
          </table:table-cell>
          <table:table-cell office:value-type="float" office:value="0.000019134">
            <text:p>1.91E-005</text:p>
          </table:table-cell>
          <table:table-cell office:value-type="float" office:value="-0.87639">
            <text:p>-0.87639</text:p>
          </table:table-cell>
          <table:table-cell office:value-type="float" office:value="0.000024387">
            <text:p>2.44E-005</text:p>
          </table:table-cell>
          <table:table-cell office:value-type="float" office:value="0.045942">
            <text:p>0.045942</text:p>
          </table:table-cell>
          <table:table-cell office:value-type="float" office:value="0.0000099866">
            <text:p>9.99E-006</text:p>
          </table:table-cell>
          <table:table-cell office:value-type="float" office:value="-0.13573">
            <text:p>-0.13573</text:p>
          </table:table-cell>
          <table:table-cell office:value-type="float" office:value="0.000029091">
            <text:p>2.91E-005</text:p>
          </table:table-cell>
          <table:table-cell office:value-type="float" office:value="-0.87486">
            <text:p>-0.87486</text:p>
          </table:table-cell>
          <table:table-cell office:value-type="float" office:value="0.000029158">
            <text:p>2.92E-005</text:p>
          </table:table-cell>
        </table:table-row>
        <table:table-row table:style-name="ro1">
          <table:table-cell office:value-type="float" office:value="0.045053">
            <text:p>0.045053</text:p>
          </table:table-cell>
          <table:table-cell office:value-type="float" office:value="0.0000060866">
            <text:p>6.09E-006</text:p>
          </table:table-cell>
          <table:table-cell office:value-type="float" office:value="-0.12916">
            <text:p>-0.12916</text:p>
          </table:table-cell>
          <table:table-cell office:value-type="float" office:value="0.000012455">
            <text:p>1.25E-005</text:p>
          </table:table-cell>
          <table:table-cell office:value-type="float" office:value="-0.87642">
            <text:p>-0.87642</text:p>
          </table:table-cell>
          <table:table-cell office:value-type="float" office:value="0.000021908">
            <text:p>2.19E-005</text:p>
          </table:table-cell>
          <table:table-cell office:value-type="float" office:value="0.045986">
            <text:p>0.045986</text:p>
          </table:table-cell>
          <table:table-cell office:value-type="float" office:value="0.000010335">
            <text:p>1.03E-005</text:p>
          </table:table-cell>
          <table:table-cell office:value-type="float" office:value="-0.13577">
            <text:p>-0.13577</text:p>
          </table:table-cell>
          <table:table-cell office:value-type="float" office:value="0.000031643">
            <text:p>3.16E-005</text:p>
          </table:table-cell>
          <table:table-cell office:value-type="float" office:value="-0.87486">
            <text:p>-0.87486</text:p>
          </table:table-cell>
          <table:table-cell office:value-type="float" office:value="0.000028103">
            <text:p>2.81E-005</text:p>
          </table:table-cell>
        </table:table-row>
        <table:table-row table:style-name="ro1">
          <table:table-cell office:value-type="float" office:value="0.045085">
            <text:p>0.045085</text:p>
          </table:table-cell>
          <table:table-cell office:value-type="float" office:value="0.000020677">
            <text:p>2.07E-005</text:p>
          </table:table-cell>
          <table:table-cell office:value-type="float" office:value="-0.12919">
            <text:p>-0.12919</text:p>
          </table:table-cell>
          <table:table-cell office:value-type="float" office:value="0.000046114">
            <text:p>4.61E-005</text:p>
          </table:table-cell>
          <table:table-cell office:value-type="float" office:value="-0.87643">
            <text:p>-0.87643</text:p>
          </table:table-cell>
          <table:table-cell office:value-type="float" office:value="0.000026093">
            <text:p>2.61E-005</text:p>
          </table:table-cell>
          <table:table-cell office:value-type="float" office:value="0.046019">
            <text:p>0.046019</text:p>
          </table:table-cell>
          <table:table-cell office:value-type="float" office:value="0.0000066591">
            <text:p>6.66E-006</text:p>
          </table:table-cell>
          <table:table-cell office:value-type="float" office:value="-0.1358">
            <text:p>-0.1358</text:p>
          </table:table-cell>
          <table:table-cell office:value-type="float" office:value="0.000012818">
            <text:p>1.28E-005</text:p>
          </table:table-cell>
          <table:table-cell office:value-type="float" office:value="-0.87485">
            <text:p>-0.87485</text:p>
          </table:table-cell>
          <table:table-cell office:value-type="float" office:value="0.000022098">
            <text:p>2.21E-005</text:p>
          </table:table-cell>
        </table:table-row>
        <table:table-row table:style-name="ro1">
          <table:table-cell office:value-type="float" office:value="0.045113">
            <text:p>0.045113</text:p>
          </table:table-cell>
          <table:table-cell office:value-type="float" office:value="0.000010257">
            <text:p>1.03E-005</text:p>
          </table:table-cell>
          <table:table-cell office:value-type="float" office:value="-0.12918">
            <text:p>-0.12918</text:p>
          </table:table-cell>
          <table:table-cell office:value-type="float" office:value="0.00002184">
            <text:p>2.18E-005</text:p>
          </table:table-cell>
          <table:table-cell office:value-type="float" office:value="-0.87645">
            <text:p>-0.87645</text:p>
          </table:table-cell>
          <table:table-cell office:value-type="float" office:value="0.000025372">
            <text:p>2.54E-005</text:p>
          </table:table-cell>
          <table:table-cell office:value-type="float" office:value="0.046045">
            <text:p>0.046045</text:p>
          </table:table-cell>
          <table:table-cell office:value-type="float" office:value="0.0000055637">
            <text:p>5.56E-006</text:p>
          </table:table-cell>
          <table:table-cell office:value-type="float" office:value="-0.13582">
            <text:p>-0.13582</text:p>
          </table:table-cell>
          <table:table-cell office:value-type="float" office:value="0.000014618">
            <text:p>1.46E-005</text:p>
          </table:table-cell>
          <table:table-cell office:value-type="float" office:value="-0.87485">
            <text:p>-0.87485</text:p>
          </table:table-cell>
          <table:table-cell office:value-type="float" office:value="0.000022796">
            <text:p>2.28E-005</text:p>
          </table:table-cell>
        </table:table-row>
        <table:table-row table:style-name="ro1">
          <table:table-cell office:value-type="float" office:value="0.045137">
            <text:p>0.045137</text:p>
          </table:table-cell>
          <table:table-cell office:value-type="float" office:value="0.000010784">
            <text:p>1.08E-005</text:p>
          </table:table-cell>
          <table:table-cell office:value-type="float" office:value="-0.1292">
            <text:p>-0.1292</text:p>
          </table:table-cell>
          <table:table-cell office:value-type="float" office:value="0.000022568">
            <text:p>2.26E-005</text:p>
          </table:table-cell>
          <table:table-cell office:value-type="float" office:value="-0.87646">
            <text:p>-0.87646</text:p>
          </table:table-cell>
          <table:table-cell office:value-type="float" office:value="0.000024957">
            <text:p>2.50E-005</text:p>
          </table:table-cell>
          <table:table-cell office:value-type="float" office:value="0.046069">
            <text:p>0.046069</text:p>
          </table:table-cell>
          <table:table-cell office:value-type="float" office:value="0.000011825">
            <text:p>1.18E-005</text:p>
          </table:table-cell>
          <table:table-cell office:value-type="float" office:value="-0.13581">
            <text:p>-0.13581</text:p>
          </table:table-cell>
          <table:table-cell office:value-type="float" office:value="0.000021875">
            <text:p>2.19E-005</text:p>
          </table:table-cell>
          <table:table-cell office:value-type="float" office:value="-0.87488">
            <text:p>-0.87488</text:p>
          </table:table-cell>
          <table:table-cell office:value-type="float" office:value="0.000025398">
            <text:p>2.54E-005</text:p>
          </table:table-cell>
        </table:table-row>
        <table:table-row table:style-name="ro1">
          <table:table-cell office:value-type="float" office:value="0.045156">
            <text:p>0.045156</text:p>
          </table:table-cell>
          <table:table-cell office:value-type="float" office:value="0.000019195">
            <text:p>1.92E-005</text:p>
          </table:table-cell>
          <table:table-cell office:value-type="float" office:value="-0.12919">
            <text:p>-0.12919</text:p>
          </table:table-cell>
          <table:table-cell office:value-type="float" office:value="0.000024782">
            <text:p>2.48E-005</text:p>
          </table:table-cell>
          <table:table-cell office:value-type="float" office:value="-0.87647">
            <text:p>-0.87647</text:p>
          </table:table-cell>
          <table:table-cell office:value-type="float" office:value="0.000029048">
            <text:p>2.90E-005</text:p>
          </table:table-cell>
          <table:table-cell office:value-type="float" office:value="0.046094">
            <text:p>0.046094</text:p>
          </table:table-cell>
          <table:table-cell office:value-type="float" office:value="0.0000073874">
            <text:p>7.39E-006</text:p>
          </table:table-cell>
          <table:table-cell office:value-type="float" office:value="-0.13585">
            <text:p>-0.13585</text:p>
          </table:table-cell>
          <table:table-cell office:value-type="float" office:value="0.000023013">
            <text:p>2.30E-005</text:p>
          </table:table-cell>
          <table:table-cell office:value-type="float" office:value="-0.87486">
            <text:p>-0.87486</text:p>
          </table:table-cell>
          <table:table-cell office:value-type="float" office:value="0.000030698">
            <text:p>3.07E-005</text:p>
          </table:table-cell>
        </table:table-row>
        <table:table-row table:style-name="ro1">
          <table:table-cell office:value-type="float" office:value="0.04613">
            <text:p>0.04613</text:p>
          </table:table-cell>
          <table:table-cell office:value-type="float" office:value="0.0000051377">
            <text:p>5.14E-006</text:p>
          </table:table-cell>
          <table:table-cell office:value-type="float" office:value="-0.13488">
            <text:p>-0.13488</text:p>
          </table:table-cell>
          <table:table-cell office:value-type="float" office:value="0.000011858">
            <text:p>1.19E-005</text:p>
          </table:table-cell>
          <table:table-cell office:value-type="float" office:value="-0.87547">
            <text:p>-0.87547</text:p>
          </table:table-cell>
          <table:table-cell office:value-type="float" office:value="0.000020331">
            <text:p>2.03E-005</text:p>
          </table:table-cell>
          <table:table-cell office:value-type="float" office:value="0.046369">
            <text:p>0.046369</text:p>
          </table:table-cell>
          <table:table-cell office:value-type="float" office:value="0.0000058882">
            <text:p>5.89E-006</text:p>
          </table:table-cell>
          <table:table-cell office:value-type="float" office:value="-0.13482">
            <text:p>-0.13482</text:p>
          </table:table-cell>
          <table:table-cell office:value-type="float" office:value="0.0000093626">
            <text:p>9.36E-006</text:p>
          </table:table-cell>
          <table:table-cell office:value-type="float" office:value="-0.87497">
            <text:p>-0.87497</text:p>
          </table:table-cell>
          <table:table-cell office:value-type="float" office:value="0.000022916">
            <text:p>2.29E-005</text:p>
          </table:table-cell>
        </table:table-row>
        <table:table-row table:style-name="ro1">
          <table:table-cell office:value-type="float" office:value="0.046144">
            <text:p>0.046144</text:p>
          </table:table-cell>
          <table:table-cell office:value-type="float" office:value="0.000005722">
            <text:p>5.72E-006</text:p>
          </table:table-cell>
          <table:table-cell office:value-type="float" office:value="-0.13452">
            <text:p>-0.13452</text:p>
          </table:table-cell>
          <table:table-cell office:value-type="float" office:value="0.0000098435">
            <text:p>9.84E-006</text:p>
          </table:table-cell>
          <table:table-cell office:value-type="float" office:value="-0.87552">
            <text:p>-0.87552</text:p>
          </table:table-cell>
          <table:table-cell office:value-type="float" office:value="0.000024699">
            <text:p>2.47E-005</text:p>
          </table:table-cell>
          <table:table-cell office:value-type="float" office:value="0.046384">
            <text:p>0.046384</text:p>
          </table:table-cell>
          <table:table-cell office:value-type="float" office:value="0.0000049277">
            <text:p>4.93E-006</text:p>
          </table:table-cell>
          <table:table-cell office:value-type="float" office:value="-0.13486">
            <text:p>-0.13486</text:p>
          </table:table-cell>
          <table:table-cell office:value-type="float" office:value="0.0000096373">
            <text:p>9.64E-006</text:p>
          </table:table-cell>
          <table:table-cell office:value-type="float" office:value="-0.87491">
            <text:p>-0.87491</text:p>
          </table:table-cell>
          <table:table-cell office:value-type="float" office:value="0.000026641">
            <text:p>2.66E-005</text:p>
          </table:table-cell>
        </table:table-row>
        <table:table-row table:style-name="ro1">
          <table:table-cell office:value-type="float" office:value="0.046146">
            <text:p>0.046146</text:p>
          </table:table-cell>
          <table:table-cell office:value-type="float" office:value="0.0000053082">
            <text:p>5.31E-006</text:p>
          </table:table-cell>
          <table:table-cell office:value-type="float" office:value="-0.1344">
            <text:p>-0.1344</text:p>
          </table:table-cell>
          <table:table-cell office:value-type="float" office:value="0.0000083959">
            <text:p>8.40E-006</text:p>
          </table:table-cell>
          <table:table-cell office:value-type="float" office:value="-0.87556">
            <text:p>-0.87556</text:p>
          </table:table-cell>
          <table:table-cell office:value-type="float" office:value="0.000022281">
            <text:p>2.23E-005</text:p>
          </table:table-cell>
          <table:table-cell office:value-type="float" office:value="0.046392">
            <text:p>0.046392</text:p>
          </table:table-cell>
          <table:table-cell office:value-type="float" office:value="0.000016424">
            <text:p>1.64E-005</text:p>
          </table:table-cell>
          <table:table-cell office:value-type="float" office:value="-0.13484">
            <text:p>-0.13484</text:p>
          </table:table-cell>
          <table:table-cell office:value-type="float" office:value="0.000015039">
            <text:p>1.50E-005</text:p>
          </table:table-cell>
          <table:table-cell office:value-type="float" office:value="-0.87493">
            <text:p>-0.87493</text:p>
          </table:table-cell>
          <table:table-cell office:value-type="float" office:value="0.000022451">
            <text:p>2.25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float" office:value="0.0000055556">
            <text:p>5.56E-006</text:p>
          </table:table-cell>
          <table:table-cell office:value-type="float" office:value="-0.1343">
            <text:p>-0.1343</text:p>
          </table:table-cell>
          <table:table-cell office:value-type="float" office:value="0.000010422">
            <text:p>1.04E-005</text:p>
          </table:table-cell>
          <table:table-cell office:value-type="float" office:value="-0.87554">
            <text:p>-0.87554</text:p>
          </table:table-cell>
          <table:table-cell office:value-type="float" office:value="0.000021225">
            <text:p>2.12E-005</text:p>
          </table:table-cell>
          <table:table-cell office:value-type="float" office:value="0.046401">
            <text:p>0.046401</text:p>
          </table:table-cell>
          <table:table-cell office:value-type="float" office:value="0.0000069989">
            <text:p>7.00E-006</text:p>
          </table:table-cell>
          <table:table-cell office:value-type="float" office:value="-0.13491">
            <text:p>-0.13491</text:p>
          </table:table-cell>
          <table:table-cell office:value-type="float" office:value="0.000016875">
            <text:p>1.69E-005</text:p>
          </table:table-cell>
          <table:table-cell office:value-type="float" office:value="-0.87489">
            <text:p>-0.87489</text:p>
          </table:table-cell>
          <table:table-cell office:value-type="float" office:value="0.000029126">
            <text:p>2.91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float" office:value="0.0000059155">
            <text:p>5.92E-006</text:p>
          </table:table-cell>
          <table:table-cell office:value-type="float" office:value="-0.13425">
            <text:p>-0.13425</text:p>
          </table:table-cell>
          <table:table-cell office:value-type="float" office:value="0.000011352">
            <text:p>1.14E-005</text:p>
          </table:table-cell>
          <table:table-cell office:value-type="float" office:value="-0.87557">
            <text:p>-0.87557</text:p>
          </table:table-cell>
          <table:table-cell office:value-type="float" office:value="0.000024398">
            <text:p>2.44E-005</text:p>
          </table:table-cell>
          <table:table-cell office:value-type="float" office:value="0.046415">
            <text:p>0.046415</text:p>
          </table:table-cell>
          <table:table-cell office:value-type="float" office:value="0.0000088588">
            <text:p>8.86E-006</text:p>
          </table:table-cell>
          <table:table-cell office:value-type="float" office:value="-0.13493">
            <text:p>-0.13493</text:p>
          </table:table-cell>
          <table:table-cell office:value-type="float" office:value="0.000012087">
            <text:p>1.21E-005</text:p>
          </table:table-cell>
          <table:table-cell office:value-type="float" office:value="-0.87488">
            <text:p>-0.87488</text:p>
          </table:table-cell>
          <table:table-cell office:value-type="float" office:value="0.000025566">
            <text:p>2.56E-005</text:p>
          </table:table-cell>
        </table:table-row>
        <table:table-row table:style-name="ro1">
          <table:table-cell office:value-type="float" office:value="0.046164">
            <text:p>0.046164</text:p>
          </table:table-cell>
          <table:table-cell office:value-type="float" office:value="0.0000057067">
            <text:p>5.71E-006</text:p>
          </table:table-cell>
          <table:table-cell office:value-type="float" office:value="-0.1342">
            <text:p>-0.1342</text:p>
          </table:table-cell>
          <table:table-cell office:value-type="float" office:value="0.0000092262">
            <text:p>9.23E-006</text:p>
          </table:table-cell>
          <table:table-cell office:value-type="float" office:value="-0.87556">
            <text:p>-0.87556</text:p>
          </table:table-cell>
          <table:table-cell office:value-type="float" office:value="0.000023997">
            <text:p>2.40E-005</text:p>
          </table:table-cell>
          <table:table-cell office:value-type="float" office:value="0.046418">
            <text:p>0.046418</text:p>
          </table:table-cell>
          <table:table-cell office:value-type="float" office:value="0.000035495">
            <text:p>3.55E-005</text:p>
          </table:table-cell>
          <table:table-cell office:value-type="float" office:value="-0.13491">
            <text:p>-0.13491</text:p>
          </table:table-cell>
          <table:table-cell office:value-type="float" office:value="0.000042124">
            <text:p>4.21E-005</text:p>
          </table:table-cell>
          <table:table-cell office:value-type="float" office:value="-0.87489">
            <text:p>-0.87489</text:p>
          </table:table-cell>
          <table:table-cell office:value-type="float" office:value="0.000030326">
            <text:p>3.03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float" office:value="0.0000063643">
            <text:p>6.36E-006</text:p>
          </table:table-cell>
          <table:table-cell office:value-type="float" office:value="-0.1342">
            <text:p>-0.1342</text:p>
          </table:table-cell>
          <table:table-cell office:value-type="float" office:value="0.000014354">
            <text:p>1.44E-005</text:p>
          </table:table-cell>
          <table:table-cell office:value-type="float" office:value="-0.87558">
            <text:p>-0.87558</text:p>
          </table:table-cell>
          <table:table-cell office:value-type="float" office:value="0.000020803">
            <text:p>2.08E-005</text:p>
          </table:table-cell>
          <table:table-cell office:value-type="float" office:value="0.046417">
            <text:p>0.046417</text:p>
          </table:table-cell>
          <table:table-cell office:value-type="float" office:value="0.000034355">
            <text:p>3.44E-005</text:p>
          </table:table-cell>
          <table:table-cell office:value-type="float" office:value="-0.13489">
            <text:p>-0.13489</text:p>
          </table:table-cell>
          <table:table-cell office:value-type="float" office:value="0.000039288">
            <text:p>3.93E-005</text:p>
          </table:table-cell>
          <table:table-cell office:value-type="float" office:value="-0.87489">
            <text:p>-0.87489</text:p>
          </table:table-cell>
          <table:table-cell office:value-type="float" office:value="0.000027168">
            <text:p>2.72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float" office:value="0.0000074711">
            <text:p>7.47E-006</text:p>
          </table:table-cell>
          <table:table-cell office:value-type="float" office:value="-0.1342">
            <text:p>-0.1342</text:p>
          </table:table-cell>
          <table:table-cell office:value-type="float" office:value="0.000016121">
            <text:p>1.61E-005</text:p>
          </table:table-cell>
          <table:table-cell office:value-type="float" office:value="-0.87559">
            <text:p>-0.87559</text:p>
          </table:table-cell>
          <table:table-cell office:value-type="float" office:value="0.000026695">
            <text:p>2.67E-005</text:p>
          </table:table-cell>
          <table:table-cell office:value-type="float" office:value="0.046431">
            <text:p>0.046431</text:p>
          </table:table-cell>
          <table:table-cell office:value-type="float" office:value="0.0000086606">
            <text:p>8.66E-006</text:p>
          </table:table-cell>
          <table:table-cell office:value-type="float" office:value="-0.13492">
            <text:p>-0.13492</text:p>
          </table:table-cell>
          <table:table-cell office:value-type="float" office:value="0.000017115">
            <text:p>1.71E-005</text:p>
          </table:table-cell>
          <table:table-cell office:value-type="float" office:value="-0.87488">
            <text:p>-0.87488</text:p>
          </table:table-cell>
          <table:table-cell office:value-type="float" office:value="0.000025895">
            <text:p>2.59E-005</text:p>
          </table:table-cell>
        </table:table-row>
        <table:table-row table:style-name="ro1">
          <table:table-cell office:value-type="float" office:value="0.046179">
            <text:p>0.046179</text:p>
          </table:table-cell>
          <table:table-cell office:value-type="float" office:value="0.0000053485">
            <text:p>5.35E-006</text:p>
          </table:table-cell>
          <table:table-cell office:value-type="float" office:value="-0.1342">
            <text:p>-0.1342</text:p>
          </table:table-cell>
          <table:table-cell office:value-type="float" office:value="0.000010742">
            <text:p>1.07E-005</text:p>
          </table:table-cell>
          <table:table-cell office:value-type="float" office:value="-0.87559">
            <text:p>-0.87559</text:p>
          </table:table-cell>
          <table:table-cell office:value-type="float" office:value="0.00002664">
            <text:p>2.66E-005</text:p>
          </table:table-cell>
          <table:table-cell office:value-type="float" office:value="0.046435">
            <text:p>0.046435</text:p>
          </table:table-cell>
          <table:table-cell office:value-type="float" office:value="0.0000081989">
            <text:p>8.20E-006</text:p>
          </table:table-cell>
          <table:table-cell office:value-type="float" office:value="-0.13491">
            <text:p>-0.13491</text:p>
          </table:table-cell>
          <table:table-cell office:value-type="float" office:value="0.000014755">
            <text:p>1.48E-005</text:p>
          </table:table-cell>
          <table:table-cell office:value-type="float" office:value="-0.87488">
            <text:p>-0.87488</text:p>
          </table:table-cell>
          <table:table-cell office:value-type="float" office:value="0.000022771">
            <text:p>2.28E-005</text:p>
          </table:table-cell>
        </table:table-row>
        <table:table-row table:style-name="ro1">
          <table:table-cell office:value-type="float" office:value="0.046182">
            <text:p>0.046182</text:p>
          </table:table-cell>
          <table:table-cell office:value-type="float" office:value="0.0000099496">
            <text:p>9.95E-006</text:p>
          </table:table-cell>
          <table:table-cell office:value-type="float" office:value="-0.13419">
            <text:p>-0.13419</text:p>
          </table:table-cell>
          <table:table-cell office:value-type="float" office:value="0.000014981">
            <text:p>1.50E-005</text:p>
          </table:table-cell>
          <table:table-cell office:value-type="float" office:value="-0.87559">
            <text:p>-0.87559</text:p>
          </table:table-cell>
          <table:table-cell office:value-type="float" office:value="0.000025441">
            <text:p>2.54E-005</text:p>
          </table:table-cell>
          <table:table-cell office:value-type="float" office:value="0.046439">
            <text:p>0.046439</text:p>
          </table:table-cell>
          <table:table-cell office:value-type="float" office:value="0.00000392">
            <text:p>3.92E-006</text:p>
          </table:table-cell>
          <table:table-cell office:value-type="float" office:value="-0.13492">
            <text:p>-0.13492</text:p>
          </table:table-cell>
          <table:table-cell office:value-type="float" office:value="0.000011166">
            <text:p>1.12E-005</text:p>
          </table:table-cell>
          <table:table-cell office:value-type="float" office:value="-0.87488">
            <text:p>-0.87488</text:p>
          </table:table-cell>
          <table:table-cell office:value-type="float" office:value="0.000025977">
            <text:p>2.60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72746">
            <text:p>7.27E-006</text:p>
          </table:table-cell>
          <table:table-cell office:value-type="float" office:value="-0.12775">
            <text:p>-0.12775</text:p>
          </table:table-cell>
          <table:table-cell office:value-type="float" office:value="0.000011361">
            <text:p>1.14E-005</text:p>
          </table:table-cell>
          <table:table-cell office:value-type="float" office:value="-0.84787">
            <text:p>-0.84787</text:p>
          </table:table-cell>
          <table:table-cell office:value-type="float" office:value="0.000022659">
            <text:p>2.27E-005</text:p>
          </table:table-cell>
          <table:table-cell office:value-type="float" office:value="-0.048664">
            <text:p>-0.048664</text:p>
          </table:table-cell>
          <table:table-cell office:value-type="float" office:value="0.000009172">
            <text:p>9.17E-006</text:p>
          </table:table-cell>
          <table:table-cell office:value-type="float" office:value="-0.12748">
            <text:p>-0.12748</text:p>
          </table:table-cell>
          <table:table-cell office:value-type="float" office:value="0.000013126">
            <text:p>1.31E-005</text:p>
          </table:table-cell>
          <table:table-cell office:value-type="float" office:value="-0.84804">
            <text:p>-0.84804</text:p>
          </table:table-cell>
          <table:table-cell office:value-type="float" office:value="0.00001991">
            <text:p>1.99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83584">
            <text:p>8.36E-006</text:p>
          </table:table-cell>
          <table:table-cell office:value-type="float" office:value="-0.12768">
            <text:p>-0.12768</text:p>
          </table:table-cell>
          <table:table-cell office:value-type="float" office:value="0.000016776">
            <text:p>1.68E-005</text:p>
          </table:table-cell>
          <table:table-cell office:value-type="float" office:value="-0.84795">
            <text:p>-0.84795</text:p>
          </table:table-cell>
          <table:table-cell office:value-type="float" office:value="0.000019646">
            <text:p>1.96E-005</text:p>
          </table:table-cell>
          <table:table-cell office:value-type="float" office:value="-0.048684">
            <text:p>-0.048684</text:p>
          </table:table-cell>
          <table:table-cell office:value-type="float" office:value="0.0000062033">
            <text:p>6.20E-006</text:p>
          </table:table-cell>
          <table:table-cell office:value-type="float" office:value="-0.12748">
            <text:p>-0.12748</text:p>
          </table:table-cell>
          <table:table-cell office:value-type="float" office:value="0.0000088878">
            <text:p>8.89E-006</text:p>
          </table:table-cell>
          <table:table-cell office:value-type="float" office:value="-0.84804">
            <text:p>-0.84804</text:p>
          </table:table-cell>
          <table:table-cell office:value-type="float" office:value="0.000019735">
            <text:p>1.97E-005</text:p>
          </table:table-cell>
        </table:table-row>
        <table:table-row table:style-name="ro1">
          <table:table-cell office:value-type="float" office:value="-0.048706">
            <text:p>-0.048706</text:p>
          </table:table-cell>
          <table:table-cell office:value-type="float" office:value="0.000016754">
            <text:p>1.68E-005</text:p>
          </table:table-cell>
          <table:table-cell office:value-type="float" office:value="-0.12764">
            <text:p>-0.12764</text:p>
          </table:table-cell>
          <table:table-cell office:value-type="float" office:value="0.00002024">
            <text:p>2.02E-005</text:p>
          </table:table-cell>
          <table:table-cell office:value-type="float" office:value="-0.848">
            <text:p>-0.848</text:p>
          </table:table-cell>
          <table:table-cell office:value-type="float" office:value="0.000019816">
            <text:p>1.98E-005</text:p>
          </table:table-cell>
          <table:table-cell office:value-type="float" office:value="-0.048659">
            <text:p>-0.048659</text:p>
          </table:table-cell>
          <table:table-cell office:value-type="float" office:value="0.0000067424">
            <text:p>6.74E-006</text:p>
          </table:table-cell>
          <table:table-cell office:value-type="float" office:value="-0.12747">
            <text:p>-0.12747</text:p>
          </table:table-cell>
          <table:table-cell office:value-type="float" office:value="0.0000089238">
            <text:p>8.92E-006</text:p>
          </table:table-cell>
          <table:table-cell office:value-type="float" office:value="-0.84805">
            <text:p>-0.84805</text:p>
          </table:table-cell>
          <table:table-cell office:value-type="float" office:value="0.000020737">
            <text:p>2.07E-005</text:p>
          </table:table-cell>
        </table:table-row>
        <table:table-row table:style-name="ro1">
          <table:table-cell office:value-type="float" office:value="-0.048698">
            <text:p>-0.048698</text:p>
          </table:table-cell>
          <table:table-cell office:value-type="float" office:value="0.0000058418">
            <text:p>5.84E-006</text:p>
          </table:table-cell>
          <table:table-cell office:value-type="float" office:value="-0.12761">
            <text:p>-0.12761</text:p>
          </table:table-cell>
          <table:table-cell office:value-type="float" office:value="0.00001255">
            <text:p>1.26E-005</text:p>
          </table:table-cell>
          <table:table-cell office:value-type="float" office:value="-0.84802">
            <text:p>-0.84802</text:p>
          </table:table-cell>
          <table:table-cell office:value-type="float" office:value="0.000020762">
            <text:p>2.08E-005</text:p>
          </table:table-cell>
          <table:table-cell office:value-type="float" office:value="-0.048672">
            <text:p>-0.048672</text:p>
          </table:table-cell>
          <table:table-cell office:value-type="float" office:value="0.0000080772">
            <text:p>8.08E-006</text:p>
          </table:table-cell>
          <table:table-cell office:value-type="float" office:value="-0.12747">
            <text:p>-0.12747</text:p>
          </table:table-cell>
          <table:table-cell office:value-type="float" office:value="0.000012526">
            <text:p>1.25E-005</text:p>
          </table:table-cell>
          <table:table-cell office:value-type="float" office:value="-0.84805">
            <text:p>-0.84805</text:p>
          </table:table-cell>
          <table:table-cell office:value-type="float" office:value="0.000019814">
            <text:p>1.98E-005</text:p>
          </table:table-cell>
        </table:table-row>
        <table:table-row table:style-name="ro1">
          <table:table-cell office:value-type="float" office:value="-0.048697">
            <text:p>-0.048697</text:p>
          </table:table-cell>
          <table:table-cell office:value-type="float" office:value="0.0000054464">
            <text:p>5.45E-006</text:p>
          </table:table-cell>
          <table:table-cell office:value-type="float" office:value="-0.12758">
            <text:p>-0.12758</text:p>
          </table:table-cell>
          <table:table-cell office:value-type="float" office:value="0.0000073598">
            <text:p>7.36E-006</text:p>
          </table:table-cell>
          <table:table-cell office:value-type="float" office:value="-0.84803">
            <text:p>-0.84803</text:p>
          </table:table-cell>
          <table:table-cell office:value-type="float" office:value="0.000021367">
            <text:p>2.14E-005</text:p>
          </table:table-cell>
          <table:table-cell office:value-type="float" office:value="-0.04868">
            <text:p>-0.04868</text:p>
          </table:table-cell>
          <table:table-cell office:value-type="float" office:value="0.0000052846">
            <text:p>5.28E-006</text:p>
          </table:table-cell>
          <table:table-cell office:value-type="float" office:value="-0.12747">
            <text:p>-0.12747</text:p>
          </table:table-cell>
          <table:table-cell office:value-type="float" office:value="0.0000057316">
            <text:p>5.73E-006</text:p>
          </table:table-cell>
          <table:table-cell office:value-type="float" office:value="-0.84806">
            <text:p>-0.84806</text:p>
          </table:table-cell>
          <table:table-cell office:value-type="float" office:value="0.000020883">
            <text:p>2.09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53702">
            <text:p>5.37E-006</text:p>
          </table:table-cell>
          <table:table-cell office:value-type="float" office:value="-0.12756">
            <text:p>-0.12756</text:p>
          </table:table-cell>
          <table:table-cell office:value-type="float" office:value="0.000011097">
            <text:p>1.11E-005</text:p>
          </table:table-cell>
          <table:table-cell office:value-type="float" office:value="-0.84806">
            <text:p>-0.84806</text:p>
          </table:table-cell>
          <table:table-cell office:value-type="float" office:value="0.000021322">
            <text:p>2.13E-005</text:p>
          </table:table-cell>
          <table:table-cell office:value-type="float" office:value="-0.048661">
            <text:p>-0.048661</text:p>
          </table:table-cell>
          <table:table-cell office:value-type="float" office:value="0.0000045368">
            <text:p>4.54E-006</text:p>
          </table:table-cell>
          <table:table-cell office:value-type="float" office:value="-0.12747">
            <text:p>-0.12747</text:p>
          </table:table-cell>
          <table:table-cell office:value-type="float" office:value="0.0000059206">
            <text:p>5.92E-006</text:p>
          </table:table-cell>
          <table:table-cell office:value-type="float" office:value="-0.84806">
            <text:p>-0.84806</text:p>
          </table:table-cell>
          <table:table-cell office:value-type="float" office:value="0.00002362">
            <text:p>2.36E-005</text:p>
          </table:table-cell>
        </table:table-row>
        <table:table-row table:style-name="ro1">
          <table:table-cell office:value-type="float" office:value="-0.048681">
            <text:p>-0.048681</text:p>
          </table:table-cell>
          <table:table-cell office:value-type="float" office:value="0.0000062747">
            <text:p>6.27E-006</text:p>
          </table:table-cell>
          <table:table-cell office:value-type="float" office:value="-0.12754">
            <text:p>-0.12754</text:p>
          </table:table-cell>
          <table:table-cell office:value-type="float" office:value="0.000010091">
            <text:p>1.01E-005</text:p>
          </table:table-cell>
          <table:table-cell office:value-type="float" office:value="-0.84808">
            <text:p>-0.84808</text:p>
          </table:table-cell>
          <table:table-cell office:value-type="float" office:value="0.000021089">
            <text:p>2.11E-005</text:p>
          </table:table-cell>
          <table:table-cell office:value-type="float" office:value="-0.048661">
            <text:p>-0.048661</text:p>
          </table:table-cell>
          <table:table-cell office:value-type="float" office:value="0.0000045884">
            <text:p>4.59E-006</text:p>
          </table:table-cell>
          <table:table-cell office:value-type="float" office:value="-0.12746">
            <text:p>-0.12746</text:p>
          </table:table-cell>
          <table:table-cell office:value-type="float" office:value="0.0000053389">
            <text:p>5.34E-006</text:p>
          </table:table-cell>
          <table:table-cell office:value-type="float" office:value="-0.84808">
            <text:p>-0.84808</text:p>
          </table:table-cell>
          <table:table-cell office:value-type="float" office:value="0.000019994">
            <text:p>2.00E-005</text:p>
          </table:table-cell>
        </table:table-row>
        <table:table-row table:style-name="ro1">
          <table:table-cell office:value-type="float" office:value="-0.048682">
            <text:p>-0.048682</text:p>
          </table:table-cell>
          <table:table-cell office:value-type="float" office:value="0.0000073028">
            <text:p>7.30E-006</text:p>
          </table:table-cell>
          <table:table-cell office:value-type="float" office:value="-0.12754">
            <text:p>-0.12754</text:p>
          </table:table-cell>
          <table:table-cell office:value-type="float" office:value="0.000013491">
            <text:p>1.35E-005</text:p>
          </table:table-cell>
          <table:table-cell office:value-type="float" office:value="-0.84809">
            <text:p>-0.84809</text:p>
          </table:table-cell>
          <table:table-cell office:value-type="float" office:value="0.000018595">
            <text:p>1.86E-005</text:p>
          </table:table-cell>
          <table:table-cell office:value-type="float" office:value="-0.048654">
            <text:p>-0.048654</text:p>
          </table:table-cell>
          <table:table-cell office:value-type="float" office:value="0.0000057064">
            <text:p>5.71E-006</text:p>
          </table:table-cell>
          <table:table-cell office:value-type="float" office:value="-0.12745">
            <text:p>-0.12745</text:p>
          </table:table-cell>
          <table:table-cell office:value-type="float" office:value="0.0000087844">
            <text:p>8.78E-006</text:p>
          </table:table-cell>
          <table:table-cell office:value-type="float" office:value="-0.84809">
            <text:p>-0.84809</text:p>
          </table:table-cell>
          <table:table-cell office:value-type="float" office:value="0.000021982">
            <text:p>2.20E-005</text:p>
          </table:table-cell>
        </table:table-row>
        <table:table-row table:style-name="ro1">
          <table:table-cell office:value-type="float" office:value="-0.048668">
            <text:p>-0.048668</text:p>
          </table:table-cell>
          <table:table-cell office:value-type="float" office:value="0.0000073196">
            <text:p>7.32E-006</text:p>
          </table:table-cell>
          <table:table-cell office:value-type="float" office:value="-0.12751">
            <text:p>-0.12751</text:p>
          </table:table-cell>
          <table:table-cell office:value-type="float" office:value="0.00001501">
            <text:p>1.50E-005</text:p>
          </table:table-cell>
          <table:table-cell office:value-type="float" office:value="-0.8481">
            <text:p>-0.8481</text:p>
          </table:table-cell>
          <table:table-cell office:value-type="float" office:value="0.000025104">
            <text:p>2.51E-005</text:p>
          </table:table-cell>
          <table:table-cell office:value-type="float" office:value="-0.048645">
            <text:p>-0.048645</text:p>
          </table:table-cell>
          <table:table-cell office:value-type="float" office:value="0.0000051913">
            <text:p>5.19E-006</text:p>
          </table:table-cell>
          <table:table-cell office:value-type="float" office:value="-0.12746">
            <text:p>-0.12746</text:p>
          </table:table-cell>
          <table:table-cell office:value-type="float" office:value="0.0000095075">
            <text:p>9.51E-006</text:p>
          </table:table-cell>
          <table:table-cell office:value-type="float" office:value="-0.8481">
            <text:p>-0.8481</text:p>
          </table:table-cell>
          <table:table-cell office:value-type="float" office:value="0.000021206">
            <text:p>2.12E-005</text:p>
          </table:table-cell>
        </table:table-row>
        <table:table-row table:style-name="ro1">
          <table:table-cell office:value-type="float" office:value="-0.048685">
            <text:p>-0.048685</text:p>
          </table:table-cell>
          <table:table-cell office:value-type="float" office:value="0.0000090379">
            <text:p>9.04E-006</text:p>
          </table:table-cell>
          <table:table-cell office:value-type="float" office:value="-0.12749">
            <text:p>-0.12749</text:p>
          </table:table-cell>
          <table:table-cell office:value-type="float" office:value="0.000011934">
            <text:p>1.19E-005</text:p>
          </table:table-cell>
          <table:table-cell office:value-type="float" office:value="-0.84811">
            <text:p>-0.84811</text:p>
          </table:table-cell>
          <table:table-cell office:value-type="float" office:value="0.000022418">
            <text:p>2.24E-005</text:p>
          </table:table-cell>
          <table:table-cell office:value-type="float" office:value="-0.048638">
            <text:p>-0.048638</text:p>
          </table:table-cell>
          <table:table-cell office:value-type="float" office:value="0.0000071811">
            <text:p>7.18E-006</text:p>
          </table:table-cell>
          <table:table-cell office:value-type="float" office:value="-0.12746">
            <text:p>-0.12746</text:p>
          </table:table-cell>
          <table:table-cell office:value-type="float" office:value="0.000011312">
            <text:p>1.13E-005</text:p>
          </table:table-cell>
          <table:table-cell office:value-type="float" office:value="-0.84811">
            <text:p>-0.84811</text:p>
          </table:table-cell>
          <table:table-cell office:value-type="float" office:value="0.000022989">
            <text:p>2.30E-00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AVERAGE([.B2:.B31];[.H2:.H31]) * 1000" office:value-type="float" office:value="0.00925050333333334">
            <text:p>0.0092505033</text:p>
          </table:table-cell>
          <table:table-cell table:style-name="Default"/>
          <table:table-cell table:formula="of:=AVERAGE([.D2:.D31];[.J2:.J31]) * 1000" office:value-type="float" office:value="0.0158641166666667">
            <text:p>0.0158641167</text:p>
          </table:table-cell>
          <table:table-cell table:style-name="Default"/>
          <table:table-cell table:formula="of:=AVERAGE([.F2:.F31];[.L2:.L31]) * 1000" office:value-type="float" office:value="0.02363365">
            <text:p>0.0236336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5:03.71</meta:creation-date>
    <dc:date>2017-02-28T16:46:23.31</dc:date>
    <meta:editing-duration>PT1H23M21S</meta:editing-duration>
    <meta:editing-cycles>20</meta:editing-cycles>
    <meta:generator>OpenOffice/4.1.2$Win32 OpenOffice.org_project/412m3$Build-9782</meta:generator>
    <meta:document-statistic meta:table-count="1" meta:cell-count="375" meta:object-count="0"/>
  </office:meta>
</office:document-meta>
</file>